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fo:background-color="#99ff9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text-underline-style="none" fo:font-weight="bold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color="#000000"/>
    </style:style>
    <style:style style:name="P11" style:family="paragraph" style:parent-style-name="Standard">
      <style:text-properties fo:color="#ff0000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fo:font-style="normal" style:font-style-asian="normal" style:font-style-complex="normal"/>
    </style:style>
    <style:style style:name="P14" style:family="paragraph" style:parent-style-name="Standard">
      <style:paragraph-properties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break-before="pag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break-before="page"/>
      <style:text-properties fo:font-style="italic" style:font-style-asian="italic" style:font-style-complex="italic"/>
    </style:style>
    <style:style style:name="P17" style:family="paragraph" style:parent-style-name="Standard">
      <style:paragraph-properties fo:break-before="page"/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>
      <loext:graphic-properties draw:fill-color="#3399ff"/>
      <style:paragraph-properties fo:text-align="center"/>
    </style:style>
    <style:style style:name="P19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background-color="#ff9999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#99ff99" loext:char-shading-value="0"/>
    </style:style>
    <style:style style:name="T5" style:family="text">
      <style:text-properties fo:color="#ff0000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svg:stroke-width="0.035cm" svg:stroke-color="#0066cc" draw:fill-color="#3399ff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5cm" svg:stroke-color="#0066ff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e b)</text:p>
      <text:p text:style-name="Standard"/>
      <text:p text:style-name="P8">Caso m=1 (Hay una sola sala)</text:p>
      <text:p text:style-name="Standard"/>
      <text:p text:style-name="P1">Caso en donde <text:span text:style-name="T1">no</text:span> todas las charlas pueden ser asignadas a la sala</text:p>
      <text:p text:style-name="P1"/>
      <text:p text:style-name="P3"><text:tab/><text:tab/>Juego de datos</text:p>
      <text:p text:style-name="P3"><draw:frame draw:style-name="fr1" draw:name="Marco1" text:anchor-type="paragraph" svg:x="0.037cm" svg:y="0.344cm" svg:width="3.454cm" draw:z-index="0"><draw:text-box fo:min-height="3.156cm"><text:p text:style-name="P3">Sala 0</text:p><text:p text:style-name="P3"/><text:p text:style-name="P3"><text:tab/>inicio: 16</text:p><text:p text:style-name="P3"><text:tab/>fin: 19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Marco2" text:anchor-type="paragraph" svg:x="-0.042cm" svg:y="0.34cm" svg:width="4.143cm" draw:z-index="1"><draw:text-box fo:min-height="2.97cm"><text:p text:style-name="P3">Charla 0</text:p><text:p text:style-name="P3"><text:tab/>asistentes: 15</text:p><text:p text:style-name="P3"><text:tab/>inicio: 16</text:p><text:p text:style-name="P3"><text:tab/>fin: 17</text:p></draw:text-box></draw:frame><draw:frame draw:style-name="fr1" draw:name="Marco3" text:anchor-type="paragraph" svg:x="4.842cm" svg:y="0.339cm" svg:width="4.143cm" draw:z-index="2"><draw:text-box fo:min-height="3.032cm"><text:p text:style-name="P3">Charla 1</text:p><text:p text:style-name="P3"><text:tab/>asistentes: 30</text:p><text:p text:style-name="P3"><text:tab/>inicio: 17</text:p><text:p text:style-name="P3"><text:tab/>fin: 18</text:p></draw:text-box></draw:frame><draw:frame draw:style-name="fr1" draw:name="Marco4" text:anchor-type="paragraph" svg:x="9.807cm" svg:y="0.319cm" svg:width="4.143cm" draw:z-index="3"><draw:text-box fo:min-height="3.094cm"><text:p text:style-name="P3">Charla 2</text:p><text:p text:style-name="P3"><text:tab/>asistentes: 30</text:p><text:p text:style-name="P3"><text:tab/>inicio: 18</text:p><text:p text:style-name="P3"><text:tab/>fin: 20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Árbol de soluciones</text:p>
      <text:p text:style-name="P3"/>
      <text:p text:style-name="P3"><draw:line text:anchor-type="paragraph" draw:z-index="7" draw:style-name="gr1" draw:text-style-name="P18" svg:x1="0.633cm" svg:y1="0.45cm" svg:x2="2.833cm" svg:y2="0.993cm"><text:p/></draw:line>&lt;,&gt;</text:p>
      <text:p text:style-name="P3"><draw:line text:anchor-type="paragraph" draw:z-index="4" draw:style-name="gr1" draw:text-style-name="P18" svg:x1="0.312cm" svg:y1="0.074cm" svg:x2="0.312cm" svg:y2="0.464cm"><text:p/></draw:line><draw:line text:anchor-type="paragraph" draw:z-index="6" draw:style-name="gr1" draw:text-style-name="P18" svg:x1="0.494cm" svg:y1="0.088cm" svg:x2="1.496cm" svg:y2="0.478cm"><text:p/></draw:line></text:p>
      <text:p text:style-name="P3"><draw:line text:anchor-type="paragraph" draw:z-index="11" draw:style-name="gr1" draw:text-style-name="P18" svg:x1="3.166cm" svg:y1="0.312cm" svg:x2="5.283cm" svg:y2="1.021cm"><text:p/></draw:line><draw:line text:anchor-type="paragraph" draw:z-index="12" draw:style-name="gr1" draw:text-style-name="P18" svg:x1="3.166cm" svg:y1="0.312cm" svg:x2="6.412cm" svg:y2="0.966cm"><text:p/></draw:line>&lt;0&gt;<text:tab/>&lt;1&gt;<text:tab/><text:span text:style-name="T2">&lt;2&gt;</text:span></text:p>
      <text:p text:style-name="P3"><draw:line text:anchor-type="paragraph" draw:z-index="5" draw:style-name="gr1" draw:text-style-name="P18" svg:x1="0.369cm" svg:y1="0.048cm" svg:x2="0.369cm" svg:y2="0.466cm"><text:p/></draw:line><draw:line text:anchor-type="paragraph" draw:z-index="8" draw:style-name="gr1" draw:text-style-name="P18" svg:x1="0.494cm" svg:y1="0.005cm" svg:x2="1.593cm" svg:y2="0.494cm"><text:p/></draw:line><draw:line text:anchor-type="paragraph" draw:z-index="9" draw:style-name="gr1" draw:text-style-name="P18" svg:x1="1.593cm" svg:y1="0.005cm" svg:x2="2.736cm" svg:y2="0.534cm"><text:p/></draw:line><draw:line text:anchor-type="paragraph" draw:z-index="10" draw:style-name="gr1" draw:text-style-name="P18" svg:x1="1.829cm" svg:y1="0.005cm" svg:x2="3.919cm" svg:y2="0.494cm"><text:p/></draw:line></text:p>
      <text:p text:style-name="P3">&lt;0,1&gt; &lt;0,2&gt; <text:s text:c="2"/>&lt;1,0&gt; &lt;1,2&gt; <text:s text:c="2"/>&lt;2,0&gt; &lt;2,1&gt;</text:p>
      <text:p text:style-name="P3"><draw:line text:anchor-type="paragraph" draw:z-index="13" draw:style-name="gr1" draw:text-style-name="P18" svg:x1="0.349cm" svg:y1="0.037cm" svg:x2="0.349cm" svg:y2="0.49cm"><text:p/></draw:line><draw:line text:anchor-type="paragraph" draw:z-index="14" draw:style-name="gr1" draw:text-style-name="P18" svg:x1="1.697cm" svg:y1="0.037cm" svg:x2="1.988cm" svg:y2="0.464cm"><text:p/></draw:line><draw:line text:anchor-type="paragraph" draw:z-index="15" draw:style-name="gr1" draw:text-style-name="P18" svg:x1="2.958cm" svg:y1="0.049cm" svg:x2="3.688cm" svg:y2="0.515cm"><text:p/></draw:line><draw:line text:anchor-type="paragraph" draw:z-index="16" draw:style-name="gr1" draw:text-style-name="P18" svg:x1="4.09cm" svg:y1="0.062cm" svg:x2="5.148cm" svg:y2="0.439cm"><text:p/></draw:line><draw:line text:anchor-type="paragraph" draw:z-index="17" draw:style-name="gr1" draw:text-style-name="P18" svg:x1="5.44cm" svg:y1="0.062cm" svg:x2="6.675cm" svg:y2="0.452cm"><text:p/></draw:line><draw:line text:anchor-type="paragraph" draw:z-index="18" draw:style-name="gr1" draw:text-style-name="P18" svg:x1="6.599cm" svg:y1="0.062cm" svg:x2="8.162cm" svg:y2="0.439cm"><text:p/></draw:line></text:p>
      <text:p text:style-name="P3">&lt;0,1,2&gt; &lt;0,2,1&gt; <text:s text:c="2"/>&lt;1,0,2&gt; &lt;1,2,0&gt; <text:s text:c="2"/>&lt;2,0,1&gt; &lt;2,1,0&gt;</text:p>
      <text:p text:style-name="P3"/>
      <text:p text:style-name="P3">En la raíz se cumple la restricción implícita de la no coincidencia horaria charla-sala, ya que la charla 2 no está contenida por los horarios de la sala.</text:p>
      <text:p text:style-name="P3">Luego no se sigue recorriendo el árbol de soluciones por los estados de los subárboles generados por &lt;2&gt;.</text:p>
      <text:p text:style-name="P3"/>
      <text:p text:style-name="P3">Se procede a observar el siguiente árbol</text:p>
      <text:p text:style-name="P3"/>
      <text:p text:style-name="P3">&lt;,&gt;</text:p>
      <text:p text:style-name="P3"><draw:line text:anchor-type="paragraph" draw:z-index="19" draw:style-name="gr1" draw:text-style-name="P18" svg:x1="0.312cm" svg:y1="0.074cm" svg:x2="0.312cm" svg:y2="0.464cm"><text:p/></draw:line><draw:line text:anchor-type="paragraph" draw:z-index="21" draw:style-name="gr1" draw:text-style-name="P18" svg:x1="0.494cm" svg:y1="0.088cm" svg:x2="1.496cm" svg:y2="0.478cm"><text:p/></draw:line></text:p>
      <text:p text:style-name="P3"><text:soft-page-break/>&lt;0&gt;<text:tab/>&lt;1&gt;</text:p>
      <text:p text:style-name="P3"><draw:line text:anchor-type="paragraph" draw:z-index="20" draw:style-name="gr1" draw:text-style-name="P18" svg:x1="0.369cm" svg:y1="0.048cm" svg:x2="0.369cm" svg:y2="0.466cm"><text:p/></draw:line><draw:line text:anchor-type="paragraph" draw:z-index="22" draw:style-name="gr1" draw:text-style-name="P18" svg:x1="0.494cm" svg:y1="0.005cm" svg:x2="1.593cm" svg:y2="0.494cm"><text:p/></draw:line><draw:line text:anchor-type="paragraph" draw:z-index="23" draw:style-name="gr1" draw:text-style-name="P18" svg:x1="1.593cm" svg:y1="0.005cm" svg:x2="2.736cm" svg:y2="0.534cm"><text:p/></draw:line><draw:line text:anchor-type="paragraph" draw:z-index="24" draw:style-name="gr1" draw:text-style-name="P18" svg:x1="1.829cm" svg:y1="0.005cm" svg:x2="3.919cm" svg:y2="0.494cm"><text:p/></draw:line></text:p>
      <text:p text:style-name="P3">&lt;0,1&gt; <text:span text:style-name="T2">&lt;0,2&gt;</text:span> <text:s text:c="2"/>&lt;1,0&gt; <text:span text:style-name="T2">&lt;1,2&gt;</text:span> </text:p>
      <text:p text:style-name="P3"><draw:line text:anchor-type="paragraph" draw:z-index="25" draw:style-name="gr1" draw:text-style-name="P18" svg:x1="0.349cm" svg:y1="0.037cm" svg:x2="0.349cm" svg:y2="0.49cm"><text:p/></draw:line><draw:line text:anchor-type="paragraph" draw:z-index="26" draw:style-name="gr1" draw:text-style-name="P18" svg:x1="1.697cm" svg:y1="0.037cm" svg:x2="1.988cm" svg:y2="0.464cm"><text:p/></draw:line><draw:line text:anchor-type="paragraph" draw:z-index="27" draw:style-name="gr1" draw:text-style-name="P18" svg:x1="2.958cm" svg:y1="0.049cm" svg:x2="3.688cm" svg:y2="0.515cm"><text:p/></draw:line><draw:line text:anchor-type="paragraph" draw:z-index="28" draw:style-name="gr1" draw:text-style-name="P18" svg:x1="4.09cm" svg:y1="0.062cm" svg:x2="5.148cm" svg:y2="0.439cm"><text:p/></draw:line></text:p>
      <text:p text:style-name="P3">&lt;0,1,2&gt; &lt;0,2,1&gt; <text:s text:c="2"/>&lt;1,0,2&gt; &lt;1,2,0&gt;</text:p>
      <text:p text:style-name="P13">Tanto en &lt;0&gt; como en &lt;1&gt; se cumple la misma restricción implícita mencionada anteriormente. Entonces no se sigue recorriendo por</text:p>
      <text:p text:style-name="P3">&lt;0,2&gt; <text:s text:c="2"/>&lt;1,2&gt;</text:p>
      <text:p text:style-name="P3"/>
      <text:p text:style-name="P3">Se procede a observar el siguiente árbol</text:p>
      <text:p text:style-name="P3"/>
      <text:p text:style-name="P3">&lt;,&gt;</text:p>
      <text:p text:style-name="P3"><draw:line text:anchor-type="paragraph" draw:z-index="29" draw:style-name="gr1" draw:text-style-name="P18" svg:x1="0.312cm" svg:y1="0.074cm" svg:x2="0.312cm" svg:y2="0.464cm"><text:p/></draw:line><draw:line text:anchor-type="paragraph" draw:z-index="31" draw:style-name="gr1" draw:text-style-name="P18" svg:x1="0.494cm" svg:y1="0.088cm" svg:x2="1.496cm" svg:y2="0.478cm"><text:p/></draw:line></text:p>
      <text:p text:style-name="P3">&lt;0&gt;<text:tab/>&lt;1&gt;</text:p>
      <text:p text:style-name="P3"><draw:line text:anchor-type="paragraph" draw:z-index="30" draw:style-name="gr1" draw:text-style-name="P18" svg:x1="0.369cm" svg:y1="0.048cm" svg:x2="0.369cm" svg:y2="0.466cm"><text:p/></draw:line><draw:line text:anchor-type="paragraph" draw:z-index="32" draw:style-name="gr1" draw:text-style-name="P18" svg:x1="1.593cm" svg:y1="0.005cm" svg:x2="2.736cm" svg:y2="0.534cm"><text:p/></draw:line></text:p>
      <text:p text:style-name="P3">&lt;0,1&gt; <text:tab/> <text:s text:c="8"/>&lt;1,0&gt;</text:p>
      <text:p text:style-name="P3"><draw:line text:anchor-type="paragraph" draw:z-index="33" draw:style-name="gr1" draw:text-style-name="P18" svg:x1="0.349cm" svg:y1="0.037cm" svg:x2="0.349cm" svg:y2="0.49cm"><text:p/></draw:line><draw:line text:anchor-type="paragraph" draw:z-index="34" draw:style-name="gr1" draw:text-style-name="P18" svg:x1="2.958cm" svg:y1="0.049cm" svg:x2="3.688cm" svg:y2="0.515cm"><text:p/></draw:line></text:p>
      <text:p text:style-name="P3"><text:span text:style-name="T2">&lt;0,1,2&gt; </text:span><text:tab/> <text:s text:c="4"/><text:span text:style-name="T2">&lt;1,0,2&gt;</text:span></text:p>
      <text:p text:style-name="P3"/>
      <text:p text:style-name="P3">Tanto en &lt;0,1&gt; como en &lt;1,0&gt; se cumple la misma restricción implícita mencionada anteriormente. Entonces se descartan</text:p>
      <text:p text:style-name="P3">&lt;0,1,2&gt; <text:s text:c="2"/>&lt;1,0,2&gt;</text:p>
      <text:p text:style-name="P3"/>
      <text:p text:style-name="P3">Se procede a observar el siguiente árbol</text:p>
      <text:p text:style-name="P3"/>
      <text:p text:style-name="P3">&lt;,&gt;</text:p>
      <text:p text:style-name="P3"><draw:line text:anchor-type="paragraph" draw:z-index="35" draw:style-name="gr1" draw:text-style-name="P18" svg:x1="0.312cm" svg:y1="0.074cm" svg:x2="0.312cm" svg:y2="0.464cm"><text:p/></draw:line><draw:line text:anchor-type="paragraph" draw:z-index="37" draw:style-name="gr1" draw:text-style-name="P18" svg:x1="0.494cm" svg:y1="0.088cm" svg:x2="1.496cm" svg:y2="0.478cm"><text:p/></draw:line></text:p>
      <text:p text:style-name="P3">&lt;0&gt;<text:tab/>&lt;1&gt;</text:p>
      <text:p text:style-name="P3"><draw:line text:anchor-type="paragraph" draw:z-index="36" draw:style-name="gr1" draw:text-style-name="P18" svg:x1="0.369cm" svg:y1="0.048cm" svg:x2="0.369cm" svg:y2="0.466cm"><text:p/></draw:line><draw:line text:anchor-type="paragraph" draw:z-index="38" draw:style-name="gr1" draw:text-style-name="P18" svg:x1="1.593cm" svg:y1="0.005cm" svg:x2="2.736cm" svg:y2="0.534cm"><text:p/></draw:line></text:p>
      <text:p text:style-name="P3"><text:span text:style-name="T4">&lt;0,1&gt;</text:span> <text:tab/> <text:s text:c="8"/><text:span text:style-name="T4">&lt;1,0&gt;</text:span></text:p>
      <text:p text:style-name="P3"/>
      <text:p text:style-name="P3">en el cual todas las tuplas son soluciones posibles, y la función objetivo (dependiendo de su implementación) va a devolver &lt;0,1&gt; o &lt;1,0&gt; (son permutaciones una de la otra) que son las soluciones con mayor cantidad de asistentes.</text:p>
      <text:p text:style-name="P16">Caso en donde todas las charlas pueden ser asignadas a la sala</text:p>
      <text:p text:style-name="P1"/>
      <text:p text:style-name="P3"><text:tab/><text:tab/>Juego de datos</text:p>
      <text:p text:style-name="P3"><draw:frame draw:style-name="fr1" draw:name="Marco5" text:anchor-type="paragraph" svg:x="0.037cm" svg:y="0.344cm" svg:width="3.454cm" draw:z-index="39"><draw:text-box fo:min-height="3.156cm"><text:p text:style-name="P3">Sala 0</text:p><text:p text:style-name="P3"/><text:p text:style-name="P3"><text:tab/>inicio: 16</text:p><text:p text:style-name="P3"><text:tab/>fin: 19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Marco6" text:anchor-type="paragraph" svg:x="-0.042cm" svg:y="0.34cm" svg:width="4.143cm" draw:z-index="40"><draw:text-box fo:min-height="2.97cm"><text:p text:style-name="P3">Charla 0</text:p><text:p text:style-name="P3"><text:tab/>asistentes: 15</text:p><text:p text:style-name="P3"><text:tab/>inicio: 16</text:p><text:p text:style-name="P3"><text:tab/>fin: 17</text:p></draw:text-box></draw:frame><draw:frame draw:style-name="fr1" draw:name="Marco7" text:anchor-type="paragraph" svg:x="4.842cm" svg:y="0.339cm" svg:width="4.143cm" draw:z-index="41"><draw:text-box fo:min-height="3.032cm"><text:p text:style-name="P3">Charla 1</text:p><text:p text:style-name="P3"><text:tab/>asistentes: 30</text:p><text:p text:style-name="P3"><text:tab/>inicio: 17</text:p><text:p text:style-name="P3"><text:tab/>fin: 18</text:p></draw:text-box></draw:frame><draw:frame draw:style-name="fr1" draw:name="Marco8" text:anchor-type="paragraph" svg:x="9.807cm" svg:y="0.319cm" svg:width="4.143cm" draw:z-index="42"><draw:text-box fo:min-height="3.094cm"><text:p text:style-name="P3">Charla 2</text:p><text:p text:style-name="P3"><text:tab/>asistentes: 15</text:p><text:p text:style-name="P3"><text:tab/>inicio: 18</text:p><text:p text:style-name="P3"><text:tab/>fin: 19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Árbol de soluciones</text:p>
      <text:p text:style-name="P3"/>
      <text:p text:style-name="P3"><draw:line text:anchor-type="paragraph" draw:z-index="46" draw:style-name="gr1" draw:text-style-name="P18" svg:x1="0.633cm" svg:y1="0.45cm" svg:x2="2.833cm" svg:y2="0.993cm"><text:p/></draw:line>&lt;,&gt;</text:p>
      <text:p text:style-name="P3"><draw:line text:anchor-type="paragraph" draw:z-index="43" draw:style-name="gr1" draw:text-style-name="P18" svg:x1="0.312cm" svg:y1="0.074cm" svg:x2="0.312cm" svg:y2="0.464cm"><text:p/></draw:line><draw:line text:anchor-type="paragraph" draw:z-index="45" draw:style-name="gr1" draw:text-style-name="P18" svg:x1="0.494cm" svg:y1="0.088cm" svg:x2="1.496cm" svg:y2="0.478cm"><text:p/></draw:line></text:p>
      <text:p text:style-name="P3"><draw:line text:anchor-type="paragraph" draw:z-index="50" draw:style-name="gr1" draw:text-style-name="P18" svg:x1="3.166cm" svg:y1="0.312cm" svg:x2="5.283cm" svg:y2="1.021cm"><text:p/></draw:line><draw:line text:anchor-type="paragraph" draw:z-index="51" draw:style-name="gr1" draw:text-style-name="P18" svg:x1="3.166cm" svg:y1="0.312cm" svg:x2="6.412cm" svg:y2="0.966cm"><text:p/></draw:line>&lt;0&gt;<text:tab/>&lt;1&gt;<text:tab/>&lt;2&gt;</text:p>
      <text:p text:style-name="P3"><draw:line text:anchor-type="paragraph" draw:z-index="44" draw:style-name="gr1" draw:text-style-name="P18" svg:x1="0.369cm" svg:y1="0.048cm" svg:x2="0.369cm" svg:y2="0.466cm"><text:p/></draw:line><draw:line text:anchor-type="paragraph" draw:z-index="47" draw:style-name="gr1" draw:text-style-name="P18" svg:x1="0.494cm" svg:y1="0.005cm" svg:x2="1.593cm" svg:y2="0.494cm"><text:p/></draw:line><draw:line text:anchor-type="paragraph" draw:z-index="48" draw:style-name="gr1" draw:text-style-name="P18" svg:x1="1.593cm" svg:y1="0.005cm" svg:x2="2.736cm" svg:y2="0.534cm"><text:p/></draw:line><draw:line text:anchor-type="paragraph" draw:z-index="49" draw:style-name="gr1" draw:text-style-name="P18" svg:x1="1.829cm" svg:y1="0.005cm" svg:x2="3.919cm" svg:y2="0.494cm"><text:p/></draw:line></text:p>
      <text:p text:style-name="P3">&lt;0,1&gt; &lt;0,2&gt; <text:s text:c="2"/>&lt;1,0&gt; &lt;1,2&gt; <text:s text:c="2"/>&lt;2,0&gt; &lt;2,1&gt;</text:p>
      <text:p text:style-name="P3"><draw:line text:anchor-type="paragraph" draw:z-index="52" draw:style-name="gr1" draw:text-style-name="P18" svg:x1="0.349cm" svg:y1="0.037cm" svg:x2="0.349cm" svg:y2="0.49cm"><text:p/></draw:line><draw:line text:anchor-type="paragraph" draw:z-index="53" draw:style-name="gr1" draw:text-style-name="P18" svg:x1="1.697cm" svg:y1="0.037cm" svg:x2="1.988cm" svg:y2="0.464cm"><text:p/></draw:line><draw:line text:anchor-type="paragraph" draw:z-index="54" draw:style-name="gr1" draw:text-style-name="P18" svg:x1="2.958cm" svg:y1="0.049cm" svg:x2="3.688cm" svg:y2="0.515cm"><text:p/></draw:line><draw:line text:anchor-type="paragraph" draw:z-index="55" draw:style-name="gr1" draw:text-style-name="P18" svg:x1="4.09cm" svg:y1="0.062cm" svg:x2="5.148cm" svg:y2="0.439cm"><text:p/></draw:line><draw:line text:anchor-type="paragraph" draw:z-index="56" draw:style-name="gr1" draw:text-style-name="P18" svg:x1="5.44cm" svg:y1="0.062cm" svg:x2="6.675cm" svg:y2="0.452cm"><text:p/></draw:line><draw:line text:anchor-type="paragraph" draw:z-index="57" draw:style-name="gr1" draw:text-style-name="P18" svg:x1="6.599cm" svg:y1="0.062cm" svg:x2="8.162cm" svg:y2="0.439cm"><text:p/></draw:line></text:p>
      <text:p text:style-name="P3"><text:span text:style-name="T4">&lt;0,1,2&gt;</text:span> <text:span text:style-name="T4">&lt;0,2,1&gt;</text:span> <text:s text:c="2"/><text:span text:style-name="T4">&lt;1,0,2&gt;</text:span> <text:span text:style-name="T4">&lt;1,2,0&gt;</text:span> <text:s text:c="2"/><text:span text:style-name="T4">&lt;2,0,1&gt;</text:span> <text:span text:style-name="T4">&lt;2,1,0&gt;</text:span></text:p>
      <text:p text:style-name="P3"/>
      <text:p text:style-name="P3">Para este caso no existen restricciones de ningún tipo, ya que todas las charlas entran en la sala y no hay coincidencias de horarios entre charlas.</text:p>
      <text:p text:style-name="P3"/>
      <text:p text:style-name="P3">Por lo tanto todas las tuplas son soluciones posibles, y la función objetivo (dependiendo de su implementación) va a devolver cualquier tupla de las que son hoja (&lt;0,1,2&gt;, &lt;0,2,1&gt;, etc), las cuales son permutaciones una de la otra.</text:p>
      <text:p text:style-name="P14">Caso general</text:p>
      <text:p text:style-name="P4"/>
      <text:p text:style-name="P4">Casos en donde todas las charlas pueden ser asignadas a alguna sala</text:p>
      <text:p text:style-name="P4"/>
      <text:p text:style-name="P5">Observación: Cabe destacar que en estos casos, la función objetivo va a tener cierto grado ambigüedad (cuando tenga más de una solución posible) debido a que, al poder ser asignadas todas las charlas a alguna sala el máximo número de asistentes siempre va a estar garantizado.</text:p>
      <text:p text:style-name="P4"/>
      <text:p text:style-name="P2">Caso en donde todas las charlas entran en una única sala</text:p>
      <text:p text:style-name="P2"/>
      <text:p text:style-name="P3"><text:tab/><text:tab/>Juego de datos</text:p>
      <text:p text:style-name="P3"><draw:frame draw:style-name="fr1" draw:name="Marco9" text:anchor-type="paragraph" svg:x="0.037cm" svg:y="0.344cm" svg:width="3.454cm" draw:z-index="58"><draw:text-box fo:min-height="3.156cm"><text:p text:style-name="P3">Sala 0</text:p><text:p text:style-name="P3"/><text:p text:style-name="P3"><text:tab/>inicio: 16</text:p><text:p text:style-name="P3"><text:tab/>fin: 19</text:p></draw:text-box></draw:frame><draw:frame draw:style-name="fr1" draw:name="Marco13" text:anchor-type="paragraph" svg:x="4.27cm" svg:y="0.376cm" svg:width="3.454cm" draw:z-index="62"><draw:text-box fo:min-height="3.156cm"><text:p text:style-name="P3">Sala 1</text:p><text:p text:style-name="P3"/><text:p text:style-name="P3"><text:tab/>inicio: 13</text:p><text:p text:style-name="P3"><text:tab/>fin: 14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Marco10" text:anchor-type="paragraph" svg:x="-0.042cm" svg:y="0.34cm" svg:width="4.143cm" draw:z-index="59"><draw:text-box fo:min-height="2.97cm"><text:p text:style-name="P3">Charla 0</text:p><text:p text:style-name="P3"><text:tab/>asistentes: 20</text:p><text:p text:style-name="P3"><text:tab/>inicio: 16</text:p><text:p text:style-name="P3"><text:tab/>fin: 17</text:p></draw:text-box></draw:frame><draw:frame draw:style-name="fr1" draw:name="Marco11" text:anchor-type="paragraph" svg:x="4.842cm" svg:y="0.339cm" svg:width="4.143cm" draw:z-index="60"><draw:text-box fo:min-height="3.032cm"><text:p text:style-name="P3">Charla 1</text:p><text:p text:style-name="P3"><text:tab/>asistentes: 10</text:p><text:p text:style-name="P3"><text:tab/>inicio: 17</text:p><text:p text:style-name="P3"><text:tab/>fin: 18</text:p></draw:text-box></draw:frame><draw:frame draw:style-name="fr1" draw:name="Marco12" text:anchor-type="paragraph" svg:x="9.807cm" svg:y="0.319cm" svg:width="4.143cm" draw:z-index="61"><draw:text-box fo:min-height="3.094cm"><text:p text:style-name="P3">Charla 2</text:p><text:p text:style-name="P3"><text:tab/>asistentes: 30</text:p><text:p text:style-name="P3"><text:tab/>inicio: 18</text:p><text:p text:style-name="P3"><text:tab/>fin: 19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Árbol de soluciones</text:p>
      <text:p text:style-name="P3"/>
      <text:p text:style-name="P3">&lt;-1,-1,-1&gt;</text:p>
      <text:p text:style-name="P3"><draw:line text:anchor-type="paragraph" draw:z-index="63" draw:style-name="gr1" draw:text-style-name="P18" svg:x1="0.783cm" svg:y1="0.099cm" svg:x2="0.783cm" svg:y2="0.475cm"><text:p/></draw:line><draw:line text:anchor-type="paragraph" draw:z-index="64" draw:style-name="gr1" draw:text-style-name="P18" svg:x1="1.247cm" svg:y1="0.055cm" svg:x2="2.415cm" svg:y2="0.496cm"><text:p/></draw:line></text:p>
      <text:p text:style-name="P3">&lt;0,-1,-1&gt; <text:span text:style-name="T2">&lt;1,-1,-1&gt;</text:span></text:p>
      <text:p text:style-name="P3"><draw:line text:anchor-type="paragraph" draw:z-index="72" draw:style-name="gr1" draw:text-style-name="P18" svg:x1="3.303cm" svg:y1="0.485cm" svg:x2="3.239cm" svg:y2="0.439cm"><text:p/></draw:line><draw:line text:anchor-type="paragraph" draw:z-index="71" draw:style-name="gr1" draw:text-style-name="P18" svg:x1="3.175cm" svg:y1="0.394cm" svg:x2="3.101cm" svg:y2="0.339cm"><text:p/></draw:line><draw:line text:anchor-type="paragraph" draw:z-index="70" draw:style-name="gr1" draw:text-style-name="P18" svg:x1="3.047cm" svg:y1="0.302cm" svg:x2="2.983cm" svg:y2="0.247cm"><text:p/></draw:line><draw:line text:anchor-type="paragraph" draw:z-index="69" draw:style-name="gr1" draw:text-style-name="P18" svg:x1="2.727cm" svg:y1="0.055cm" svg:x2="2.937cm" svg:y2="0.201cm"><text:p/></draw:line><draw:line text:anchor-type="paragraph" draw:z-index="66" draw:style-name="gr1" draw:text-style-name="P18" svg:x1="0.774cm" svg:y1="0.439cm" svg:x2="0.774cm" svg:y2="0.503cm"><text:p/></draw:line><draw:line text:anchor-type="paragraph" draw:z-index="65" draw:style-name="gr1" draw:text-style-name="P18" svg:x1="0.783cm" svg:y1="0.074cm" svg:x2="0.783cm" svg:y2="0.339cm"><text:p/></draw:line></text:p>
      <text:p text:style-name="P3"><draw:line text:anchor-type="paragraph" draw:z-index="67" draw:style-name="gr1" draw:text-style-name="P18" svg:x1="0.774cm" svg:y1="0.079cm" svg:x2="0.774cm" svg:y2="0.134cm"><text:p/></draw:line><draw:line text:anchor-type="paragraph" draw:z-index="68" draw:style-name="gr1" draw:text-style-name="P18" svg:x1="0.774cm" svg:y1="0.217cm" svg:x2="0.774cm" svg:y2="0.281cm"><text:p/></draw:line></text:p>
      <text:p text:style-name="P3">En la raíz se cumple la restricción implícita de la no coincidencia horaria charla-sala, ya que la sala 1 no contiene los horarios de la charla 0.</text:p>
      <text:p text:style-name="P3">Luego no se sigue recorriendo el árbol de soluciones por los estados de los subárboles generados por &lt;1,-1,-1&gt;.</text:p>
      <text:p text:style-name="P3"/>
      <text:p text:style-name="P5">Se procede a observar el siguiente árbol</text:p>
      <text:p text:style-name="P5"/>
      <text:p text:style-name="P5">&lt;-1,-1,-1&gt;</text:p>
      <text:p text:style-name="P5"><draw:line text:anchor-type="paragraph" draw:z-index="73" draw:style-name="gr1" draw:text-style-name="P18" svg:x1="0.751cm" svg:y1="0.06cm" svg:x2="0.751cm" svg:y2="0.42cm"><text:p/></draw:line></text:p>
      <text:p text:style-name="P5"><text:soft-page-break/>&lt;0,-1,-1&gt;</text:p>
      <text:p text:style-name="P5"><draw:line text:anchor-type="paragraph" draw:z-index="74" draw:style-name="gr1" draw:text-style-name="P18" svg:x1="0.751cm" svg:y1="0.051cm" svg:x2="0.751cm" svg:y2="0.466cm"><text:p/></draw:line><draw:line text:anchor-type="paragraph" draw:z-index="76" draw:style-name="gr1" draw:text-style-name="P18" svg:x1="1.129cm" svg:y1="0.108cm" svg:x2="2.224cm" svg:y2="0.466cm"><text:p/></draw:line></text:p>
      <text:p text:style-name="P5">&lt;0,0,-1&gt; <text:span text:style-name="T2">&lt;0,1,-1&gt;</text:span></text:p>
      <text:p text:style-name="P5"><draw:line text:anchor-type="paragraph" draw:z-index="75" draw:style-name="gr1" draw:text-style-name="P18" svg:x1="0.732cm" svg:y1="0.004cm" svg:x2="0.732cm" svg:y2="0.475cm"><text:p/></draw:line><draw:line text:anchor-type="paragraph" draw:z-index="77" draw:style-name="gr1" draw:text-style-name="P18" svg:x1="2.3cm" svg:y1="0.041cm" svg:x2="2.3cm" svg:y2="0.438cm"><text:p/></draw:line><draw:line text:anchor-type="paragraph" draw:z-index="78" draw:style-name="gr1" draw:text-style-name="P18" svg:x1="2.471cm" svg:y1="0.021cm" svg:x2="3.755cm" svg:y2="0.474cm"><text:p/></draw:line></text:p>
      <text:p text:style-name="P5">&lt;0,0,0&gt; <text:s text:c="2"/>&lt;0,1,0&gt; &lt;0,1,1&gt;</text:p>
      <text:p text:style-name="P5"/>
      <text:p text:style-name="P5">En &lt;0,1,-1&gt; se da una restricción implícita, ya que la sala 1 no contiene los horarios de la charla 2.</text:p>
      <text:p text:style-name="P15">Se procede a observar el siguiente árbol</text:p>
      <text:p text:style-name="P5"/>
      <text:p text:style-name="P5">&lt;-1,-1,-1&gt;</text:p>
      <text:p text:style-name="P5"><draw:line text:anchor-type="paragraph" draw:z-index="79" draw:style-name="gr1" draw:text-style-name="P18" svg:x1="0.751cm" svg:y1="0.06cm" svg:x2="0.751cm" svg:y2="0.42cm"><text:p/></draw:line></text:p>
      <text:p text:style-name="P5">&lt;0,-1,-1&gt;</text:p>
      <text:p text:style-name="P5"><draw:line text:anchor-type="paragraph" draw:z-index="80" draw:style-name="gr1" draw:text-style-name="P18" svg:x1="0.751cm" svg:y1="0.051cm" svg:x2="0.751cm" svg:y2="0.466cm"><text:p/></draw:line></text:p>
      <text:p text:style-name="P5">&lt;0,0,-1&gt;</text:p>
      <text:p text:style-name="P5"><draw:line text:anchor-type="paragraph" draw:z-index="81" draw:style-name="gr1" draw:text-style-name="P18" svg:x1="0.732cm" svg:y1="0.004cm" svg:x2="0.732cm" svg:y2="0.475cm"><text:p/></draw:line></text:p>
      <text:p text:style-name="P7">&lt;0,0,0&gt;</text:p>
      <text:p text:style-name="P5"/>
      <text:p text:style-name="P5">en el cual la solución que garantiza mayor cantidad de asistentes es &lt;0,0,0&gt; y entonces la función objetivo la devuelve.</text:p>
      <text:p text:style-name="P17">Caso en donde hay una distribución homogénea de charlas en salas</text:p>
      <text:p text:style-name="P5"/>
      <text:p text:style-name="P3"><text:tab/><text:tab/>Juego de datos</text:p>
      <text:p text:style-name="P3"><draw:frame draw:style-name="fr1" draw:name="Marco20" text:anchor-type="paragraph" svg:x="0.037cm" svg:y="0.344cm" svg:width="3.454cm" draw:z-index="127"><draw:text-box fo:min-height="3.156cm"><text:p text:style-name="P3">Sala 0</text:p><text:p text:style-name="P3"/><text:p text:style-name="P3"><text:tab/>inicio: 10</text:p><text:p text:style-name="P3"><text:tab/>fin: 15</text:p></draw:text-box></draw:frame><draw:frame draw:style-name="fr1" draw:name="Marco24" text:anchor-type="paragraph" svg:x="4.27cm" svg:y="0.376cm" svg:width="3.454cm" draw:z-index="128"><draw:text-box fo:min-height="3.156cm"><text:p text:style-name="P3">Sala 1</text:p><text:p text:style-name="P3"/><text:p text:style-name="P3"><text:tab/>inicio: 13</text:p><text:p text:style-name="P3"><text:tab/>fin: 15</text:p></draw:text-box></draw:frame><draw:frame draw:style-name="fr1" draw:name="Marco25" text:anchor-type="paragraph" svg:x="8.618cm" svg:y="0.347cm" svg:width="3.454cm" draw:z-index="129"><draw:text-box fo:min-height="3.156cm"><text:p text:style-name="P3">Sala 2</text:p><text:p text:style-name="P3"/><text:p text:style-name="P3"><text:tab/>inicio: 14</text:p><text:p text:style-name="P3"><text:tab/>fin: 19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Marco21" text:anchor-type="paragraph" svg:x="-0.042cm" svg:y="0.34cm" svg:width="4.143cm" draw:z-index="130"><draw:text-box fo:min-height="2.97cm"><text:p text:style-name="P3">Charla 0</text:p><text:p text:style-name="P3"><text:tab/>asistentes: 20</text:p><text:p text:style-name="P3"><text:tab/>inicio: 10</text:p><text:p text:style-name="P3"><text:tab/>fin: 11</text:p></draw:text-box></draw:frame><draw:frame draw:style-name="fr1" draw:name="Marco22" text:anchor-type="paragraph" svg:x="4.842cm" svg:y="0.339cm" svg:width="4.143cm" draw:z-index="131"><draw:text-box fo:min-height="3.032cm"><text:p text:style-name="P3">Charla 1</text:p><text:p text:style-name="P3"><text:tab/>asistentes: 30</text:p><text:p text:style-name="P3"><text:tab/>inicio: 11</text:p><text:p text:style-name="P3"><text:tab/>fin: 12</text:p></draw:text-box></draw:frame><draw:frame draw:style-name="fr1" draw:name="Marco23" text:anchor-type="paragraph" svg:x="9.807cm" svg:y="0.319cm" svg:width="4.143cm" draw:z-index="132"><draw:text-box fo:min-height="3.094cm"><text:p text:style-name="P3">Charla 2</text:p><text:p text:style-name="P3"><text:tab/>asistentes: 100</text:p><text:p text:style-name="P3"><text:tab/>inicio: 14</text:p><text:p text:style-name="P3"><text:tab/>fin: 17</text:p></draw:text-box></draw:frame></text:p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><draw:frame draw:style-name="fr1" draw:name="Marco26" text:anchor-type="paragraph" svg:x="-0.042cm" svg:y="0.34cm" svg:width="4.143cm" draw:z-index="133"><draw:text-box fo:min-height="2.97cm"><text:p text:style-name="P3">Charla 3</text:p><text:p text:style-name="P3"><text:tab/>asistentes: 45</text:p><text:p text:style-name="P3"><text:tab/>inicio: 13</text:p><text:p text:style-name="P3"><text:tab/>fin: 14</text:p></draw:text-box></draw:frame></text:p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>Árbol de soluciones</text:p>
      <text:p text:style-name="P5"/>
      <text:p text:style-name="P5"><draw:line text:anchor-type="paragraph" draw:z-index="136" draw:style-name="gr2" draw:text-style-name="P19" svg:x1="2.157cm" svg:y1="0.45cm" svg:x2="5.362cm" svg:y2="1cm"><text:p/></draw:line>&lt;-1,-1,-1,-1&gt;</text:p>
      <text:p text:style-name="P5"><draw:line text:anchor-type="paragraph" draw:z-index="134" draw:style-name="gr2" draw:text-style-name="P19" svg:x1="1.078cm" svg:y1="0.106cm" svg:x2="1.078cm" svg:y2="0.503cm"><text:p/></draw:line><draw:line text:anchor-type="paragraph" draw:z-index="135" draw:style-name="gr2" draw:text-style-name="P19" svg:x1="1.302cm" svg:y1="0.095cm" svg:x2="3.013cm" svg:y2="0.421cm"><text:p/></draw:line></text:p>
      <text:p text:style-name="P5"><draw:line text:anchor-type="paragraph" draw:z-index="137" draw:style-name="gr2" draw:text-style-name="P19" svg:x1="1.055cm" svg:y1="0.603cm" svg:x2="1.055cm" svg:y2="0.995cm"><text:p/></draw:line><draw:line text:anchor-type="paragraph" draw:z-index="138" draw:style-name="gr2" draw:text-style-name="P19" svg:x1="1.044cm" svg:y1="1.18cm" svg:x2="1.044cm" svg:y2="1.102cm"><text:p/></draw:line><draw:line text:anchor-type="paragraph" draw:z-index="139" draw:style-name="gr2" draw:text-style-name="P19" svg:x1="1.055cm" svg:y1="1.377cm" svg:x2="1.055cm" svg:y2="1.289cm"><text:p/></draw:line><draw:line text:anchor-type="paragraph" draw:z-index="140" draw:style-name="gr2" draw:text-style-name="P19" svg:x1="1.055cm" svg:y1="1.543cm" svg:x2="1.055cm" svg:y2="1.485cm"><text:p/></draw:line><draw:line text:anchor-type="paragraph" draw:z-index="141" draw:style-name="gr2" draw:text-style-name="P19" svg:x1="3.328cm" svg:y1="0.554cm" svg:x2="3.446cm" svg:y2="0.849cm"><text:p/></draw:line><draw:line text:anchor-type="paragraph" draw:z-index="142" draw:style-name="gr2" draw:text-style-name="P19" svg:x1="3.514cm" svg:y1="0.995cm" svg:x2="3.475cm" svg:y2="0.937cm"><text:p/></draw:line><draw:line text:anchor-type="paragraph" draw:z-index="143" draw:style-name="gr2" draw:text-style-name="P19" svg:x1="3.632cm" svg:y1="1.151cm" svg:x2="3.574cm" svg:y2="1.072cm"><text:p/></draw:line><draw:line text:anchor-type="paragraph" draw:z-index="144" draw:style-name="gr2" draw:text-style-name="P19" svg:x1="3.711cm" svg:y1="1.268cm" svg:x2="3.662cm" svg:y2="1.201cm"><text:p/></draw:line><draw:line text:anchor-type="paragraph" draw:z-index="145" draw:style-name="gr2" draw:text-style-name="P19" svg:x1="5.465cm" svg:y1="0.603cm" svg:x2="5.592cm" svg:y2="0.848cm"><text:p/></draw:line><draw:line text:anchor-type="paragraph" draw:z-index="146" draw:style-name="gr2" draw:text-style-name="P19" svg:x1="5.641cm" svg:y1="0.937cm" svg:x2="5.68cm" svg:y2="0.995cm"><text:p/></draw:line><draw:line text:anchor-type="paragraph" draw:z-index="147" draw:style-name="gr2" draw:text-style-name="P19" svg:x1="5.798cm" svg:y1="1.151cm" svg:x2="5.759cm" svg:y2="1.072cm"><text:p/></draw:line><draw:line text:anchor-type="paragraph" draw:z-index="148" draw:style-name="gr2" draw:text-style-name="P19" svg:x1="5.895cm" svg:y1="1.279cm" svg:x2="5.837cm" svg:y2="1.221cm"><text:p/></draw:line>&lt;0,-1,-1,-1&gt; <text:span text:style-name="T2">&lt;1,-1,-1,-1&gt;</text:span> <text:span text:style-name="T2">&lt;2,-1,-1,-1&gt;</text:span></text:p>
      <text:p text:style-name="P5"/>
      <text:p text:style-name="P5"/>
      <text:p text:style-name="P5"/>
      <text:p text:style-name="P3">En la raíz se cumple la restricción implícita de la no coincidencia horaria charla-sala, ya que la charla 0 no está contenida por los horarios de la sala 1 y 2.</text:p>
      <text:p text:style-name="P5"/>
      <text:p text:style-name="P5">Se procede con el siguiente árbol</text:p>
      <text:p text:style-name="P5"/>
      <text:p text:style-name="P5">&lt;-1,-1,-1,-1&gt;</text:p>
      <text:p text:style-name="P5"><draw:line text:anchor-type="paragraph" draw:z-index="149" draw:style-name="gr1" draw:text-style-name="P18" svg:x1="0.751cm" svg:y1="0.06cm" svg:x2="0.751cm" svg:y2="0.42cm"><text:p/></draw:line></text:p>
      <text:p text:style-name="P5"><draw:line text:anchor-type="paragraph" draw:z-index="153" draw:style-name="gr2" draw:text-style-name="P19" svg:x1="2.177cm" svg:y1="0.316cm" svg:x2="5.087cm" svg:y2="0.921cm"><text:p/></draw:line>&lt;0,-1,-1,-1&gt;</text:p>
      <text:p text:style-name="P5"><draw:line text:anchor-type="paragraph" draw:z-index="150" draw:style-name="gr1" draw:text-style-name="P18" svg:x1="0.751cm" svg:y1="0.051cm" svg:x2="0.751cm" svg:y2="0.466cm"><text:p/></draw:line><draw:line text:anchor-type="paragraph" draw:z-index="152" draw:style-name="gr2" draw:text-style-name="P19" svg:x1="1.459cm" svg:y1="0.085cm" svg:x2="2.923cm" svg:y2="0.445cm"><text:p/></draw:line><text:soft-page-break/></text:p>
      <text:p text:style-name="P5">&lt;0,0,-1,-1&gt; <text:span text:style-name="T2">&lt;0,1,-1,-1&gt;</text:span> <text:span text:style-name="T2">&lt;0,2,-1,-1&gt;</text:span></text:p>
      <text:p text:style-name="P5"><draw:line text:anchor-type="paragraph" draw:z-index="151" draw:style-name="gr1" draw:text-style-name="P18" svg:x1="0.732cm" svg:y1="0.004cm" svg:x2="0.732cm" svg:y2="0.475cm"><text:p/></draw:line><draw:line text:anchor-type="paragraph" draw:z-index="157" draw:style-name="gr2" draw:text-style-name="P19" svg:x1="4.983cm" svg:y1="0.122cm" svg:x2="5.369cm" svg:y2="0.519cm"><text:p/></draw:line><draw:line text:anchor-type="paragraph" draw:z-index="161" draw:style-name="gr2" draw:text-style-name="P19" svg:x1="3.018cm" svg:y1="0.065cm" svg:x2="3.14cm" svg:y2="0.414cm"><text:p/></draw:line><draw:line text:anchor-type="paragraph" draw:z-index="162" draw:style-name="gr2" draw:text-style-name="P19" svg:x1="3.187cm" svg:y1="0.529cm" svg:x2="3.168cm" svg:y2="0.462cm"><text:p/></draw:line></text:p>
      <text:p text:style-name="P5"><draw:line text:anchor-type="paragraph" draw:z-index="154" draw:style-name="gr2" draw:text-style-name="P19" svg:x1="0.73cm" svg:y1="0.06cm" svg:x2="0.73cm" svg:y2="0.164cm"><text:p/></draw:line><draw:line text:anchor-type="paragraph" draw:z-index="155" draw:style-name="gr2" draw:text-style-name="P19" svg:x1="0.73cm" svg:y1="0.344cm" svg:x2="0.73cm" svg:y2="0.231cm"><text:p/></draw:line><draw:line text:anchor-type="paragraph" draw:z-index="156" draw:style-name="gr2" draw:text-style-name="P19" svg:x1="0.73cm" svg:y1="0.495cm" svg:x2="0.73cm" svg:y2="0.4cm"><text:p/></draw:line><draw:line text:anchor-type="paragraph" draw:z-index="158" draw:style-name="gr2" draw:text-style-name="P19" svg:x1="5.445cm" svg:y1="0.088cm" svg:x2="5.512cm" svg:y2="0.155cm"><text:p/></draw:line><draw:line text:anchor-type="paragraph" draw:z-index="159" draw:style-name="gr2" draw:text-style-name="P19" svg:x1="5.653cm" svg:y1="0.288cm" svg:x2="5.577cm" svg:y2="0.212cm"><text:p/></draw:line><draw:line text:anchor-type="paragraph" draw:z-index="160" draw:style-name="gr2" draw:text-style-name="P19" svg:x1="5.805cm" svg:y1="0.4cm" svg:x2="5.729cm" svg:y2="0.335cm"><text:p/></draw:line><draw:line text:anchor-type="paragraph" draw:z-index="163" draw:style-name="gr2" draw:text-style-name="P19" svg:x1="3.272cm" svg:y1="0.175cm" svg:x2="3.235cm" svg:y2="0.099cm"><text:p/></draw:line><draw:line text:anchor-type="paragraph" draw:z-index="164" draw:style-name="gr2" draw:text-style-name="P19" svg:x1="3.348cm" svg:y1="0.296cm" svg:x2="3.3cm" svg:y2="0.231cm"><text:p/></draw:line></text:p>
      <text:p text:style-name="P5"/>
      <text:p text:style-name="P5">En &lt;0,-1,-1,-1&gt; se cumple la restricción implícita de la no coincidencia horaria charla-sala, ya que la charla 1 no está contenida por los horarios de la sala 1 y 2.</text:p>
      <text:p text:style-name="P15">Se procede con el siguiente árbol</text:p>
      <text:p text:style-name="P5"/>
      <text:p text:style-name="P5">&lt;-1,-1,-1,-1&gt;</text:p>
      <text:p text:style-name="P5"><draw:line text:anchor-type="paragraph" draw:z-index="165" draw:style-name="gr1" draw:text-style-name="P18" svg:x1="0.751cm" svg:y1="0.06cm" svg:x2="0.751cm" svg:y2="0.42cm"><text:p/></draw:line></text:p>
      <text:p text:style-name="P5">&lt;0,-1,-1,-1&gt;</text:p>
      <text:p text:style-name="P5"><draw:line text:anchor-type="paragraph" draw:z-index="185" draw:style-name="gr2" draw:text-style-name="P19" svg:x1="0.739cm" svg:y1="0.051cm" svg:x2="0.739cm" svg:y2="0.391cm"><text:p/></draw:line></text:p>
      <text:p text:style-name="P5"><draw:line text:anchor-type="paragraph" draw:z-index="169" draw:style-name="gr2" draw:text-style-name="P19" svg:x1="2.177cm" svg:y1="0.316cm" svg:x2="5.087cm" svg:y2="0.921cm"><text:p/></draw:line>&lt;0,0,-1,-1&gt;</text:p>
      <text:p text:style-name="P5"><draw:line text:anchor-type="paragraph" draw:z-index="166" draw:style-name="gr1" draw:text-style-name="P18" svg:x1="0.751cm" svg:y1="0.051cm" svg:x2="0.751cm" svg:y2="0.466cm"><text:p/></draw:line><draw:line text:anchor-type="paragraph" draw:z-index="168" draw:style-name="gr2" draw:text-style-name="P19" svg:x1="1.459cm" svg:y1="0.085cm" svg:x2="2.923cm" svg:y2="0.445cm"><text:p/></draw:line></text:p>
      <text:p text:style-name="P5"><text:span text:style-name="T2">&lt;0,0,0,-1&gt;</text:span> <text:span text:style-name="T2">&lt;0,0,1,-1&gt;</text:span><text:span text:style-name="T3"> &lt;0,0,2,-1&gt;</text:span></text:p>
      <text:p text:style-name="P5"><draw:line text:anchor-type="paragraph" draw:z-index="167" draw:style-name="gr1" draw:text-style-name="P18" svg:x1="0.732cm" svg:y1="0.004cm" svg:x2="0.732cm" svg:y2="0.475cm"><text:p/></draw:line><draw:line text:anchor-type="paragraph" draw:z-index="173" draw:style-name="gr2" draw:text-style-name="P19" svg:x1="4.983cm" svg:y1="0.122cm" svg:x2="5.369cm" svg:y2="0.519cm"><text:p/></draw:line><draw:line text:anchor-type="paragraph" draw:z-index="177" draw:style-name="gr2" draw:text-style-name="P19" svg:x1="3.018cm" svg:y1="0.065cm" svg:x2="3.14cm" svg:y2="0.414cm"><text:p/></draw:line><draw:line text:anchor-type="paragraph" draw:z-index="178" draw:style-name="gr2" draw:text-style-name="P19" svg:x1="3.187cm" svg:y1="0.529cm" svg:x2="3.168cm" svg:y2="0.462cm"><text:p/></draw:line></text:p>
      <text:p text:style-name="P5"><draw:line text:anchor-type="paragraph" draw:z-index="170" draw:style-name="gr2" draw:text-style-name="P19" svg:x1="0.73cm" svg:y1="0.06cm" svg:x2="0.73cm" svg:y2="0.164cm"><text:p/></draw:line><draw:line text:anchor-type="paragraph" draw:z-index="171" draw:style-name="gr2" draw:text-style-name="P19" svg:x1="0.73cm" svg:y1="0.344cm" svg:x2="0.73cm" svg:y2="0.231cm"><text:p/></draw:line><draw:line text:anchor-type="paragraph" draw:z-index="172" draw:style-name="gr2" draw:text-style-name="P19" svg:x1="0.73cm" svg:y1="0.495cm" svg:x2="0.73cm" svg:y2="0.4cm"><text:p/></draw:line><draw:line text:anchor-type="paragraph" draw:z-index="174" draw:style-name="gr2" draw:text-style-name="P19" svg:x1="5.445cm" svg:y1="0.088cm" svg:x2="5.512cm" svg:y2="0.155cm"><text:p/></draw:line><draw:line text:anchor-type="paragraph" draw:z-index="175" draw:style-name="gr2" draw:text-style-name="P19" svg:x1="5.653cm" svg:y1="0.288cm" svg:x2="5.577cm" svg:y2="0.212cm"><text:p/></draw:line><draw:line text:anchor-type="paragraph" draw:z-index="176" draw:style-name="gr2" draw:text-style-name="P19" svg:x1="5.805cm" svg:y1="0.4cm" svg:x2="5.729cm" svg:y2="0.335cm"><text:p/></draw:line><draw:line text:anchor-type="paragraph" draw:z-index="179" draw:style-name="gr2" draw:text-style-name="P19" svg:x1="3.272cm" svg:y1="0.175cm" svg:x2="3.235cm" svg:y2="0.099cm"><text:p/></draw:line><draw:line text:anchor-type="paragraph" draw:z-index="180" draw:style-name="gr2" draw:text-style-name="P19" svg:x1="3.348cm" svg:y1="0.296cm" svg:x2="3.3cm" svg:y2="0.231cm"><text:p/></draw:line></text:p>
      <text:p text:style-name="P5"/>
      <text:p text:style-name="P5">En &lt;0,0,-1,-1&gt; se cumple otra vez la restricción implícita de la no coincidencia horaria charla-sala, ya que la charla 2 no está contenida por los horarios de la sala 0 y 1.</text:p>
      <text:p text:style-name="P5"/>
      <text:p text:style-name="P5">Se procede a mirar el siguiente árbol</text:p>
      <text:p text:style-name="P5"/>
      <text:p text:style-name="P5">&lt;-1,-1,-1,-1&gt;</text:p>
      <text:p text:style-name="P5"><draw:line text:anchor-type="paragraph" draw:z-index="181" draw:style-name="gr1" draw:text-style-name="P18" svg:x1="0.751cm" svg:y1="0.06cm" svg:x2="0.751cm" svg:y2="0.42cm"><text:p/></draw:line></text:p>
      <text:p text:style-name="P5">&lt;0,-1,-1,-1&gt;</text:p>
      <text:p text:style-name="P5"><draw:line text:anchor-type="paragraph" draw:z-index="186" draw:style-name="gr2" draw:text-style-name="P19" svg:x1="0.771cm" svg:y1="0.056cm" svg:x2="0.771cm" svg:y2="0.419cm"><text:p/></draw:line></text:p>
      <text:p text:style-name="P5">&lt;0,0,-1,-1&gt;</text:p>
      <text:p text:style-name="P5"><draw:line text:anchor-type="paragraph" draw:z-index="187" draw:style-name="gr2" draw:text-style-name="P19" svg:x1="0.785cm" svg:y1="0.072cm" svg:x2="0.785cm" svg:y2="0.419cm"><text:p/></draw:line></text:p>
      <text:p text:style-name="P5"><draw:line text:anchor-type="paragraph" draw:z-index="184" draw:style-name="gr2" draw:text-style-name="P19" svg:x1="2.177cm" svg:y1="0.316cm" svg:x2="5.087cm" svg:y2="0.921cm"><text:p/></draw:line>&lt;0,0,2,-1&gt;</text:p>
      <text:p text:style-name="P5"><draw:line text:anchor-type="paragraph" draw:z-index="182" draw:style-name="gr1" draw:text-style-name="P18" svg:x1="0.751cm" svg:y1="0.051cm" svg:x2="0.751cm" svg:y2="0.466cm"><text:p/></draw:line><draw:line text:anchor-type="paragraph" draw:z-index="183" draw:style-name="gr2" draw:text-style-name="P19" svg:x1="1.459cm" svg:y1="0.085cm" svg:x2="2.923cm" svg:y2="0.445cm"><text:p/></draw:line></text:p>
      <text:p text:style-name="P5"><text:span text:style-name="T2">&lt;0,0,2,0&gt;</text:span><text:span text:style-name="T3"> &lt;0,0,2,1&gt; &lt;0,0,2,2&gt;</text:span></text:p>
      <text:p text:style-name="P6"/>
      <text:p text:style-name="P6">En &lt;0,0,2,-1&gt; se cumple nuevamente la restricción implícita de la no coincidencia horaria charla-sala, esta vez debido a que la charla 3 no está contenida por los horarios de la sala 0.</text:p>
      <text:p text:style-name="P5"/>
      <text:p text:style-name="P5">Se procede a mirar el siguiente árbol</text:p>
      <text:p text:style-name="P5"/>
      <text:p text:style-name="P5">&lt;-1,-1,-1,-1&gt;</text:p>
      <text:p text:style-name="P5"><draw:line text:anchor-type="paragraph" draw:z-index="188" draw:style-name="gr1" draw:text-style-name="P18" svg:x1="0.751cm" svg:y1="0.06cm" svg:x2="0.751cm" svg:y2="0.42cm"><text:p/></draw:line></text:p>
      <text:p text:style-name="P5">&lt;0,-1,-1,-1&gt;</text:p>
      <text:p text:style-name="P5"><draw:line text:anchor-type="paragraph" draw:z-index="189" draw:style-name="gr2" draw:text-style-name="P19" svg:x1="0.771cm" svg:y1="0.056cm" svg:x2="0.771cm" svg:y2="0.419cm"><text:p/></draw:line></text:p>
      <text:p text:style-name="P5">&lt;0,0,-1,-1&gt;</text:p>
      <text:p text:style-name="P5"><draw:line text:anchor-type="paragraph" draw:z-index="190" draw:style-name="gr2" draw:text-style-name="P19" svg:x1="0.785cm" svg:y1="0.072cm" svg:x2="0.785cm" svg:y2="0.419cm"><text:p/></draw:line></text:p>
      <text:p text:style-name="P5">&lt;0,0,2,-1&gt;</text:p>
      <text:p text:style-name="P5"><draw:line text:anchor-type="paragraph" draw:z-index="191" draw:style-name="gr2" draw:text-style-name="P19" svg:x1="0.785cm" svg:y1="0.072cm" svg:x2="0.785cm" svg:y2="0.419cm"><text:p/></draw:line><draw:line text:anchor-type="paragraph" draw:z-index="192" draw:style-name="gr2" draw:text-style-name="P19" svg:x1="1.342cm" svg:y1="0.113cm" svg:x2="2.517cm" svg:y2="0.408cm"><text:p/></draw:line></text:p>
      <text:p text:style-name="P5"><text:span text:style-name="T4">&lt;0,0,2,1&gt;</text:span> <text:span text:style-name="T4">&lt;0,0,2,2&gt;</text:span></text:p>
      <text:p text:style-name="P5"/>
      <text:p text:style-name="P5">en el cual se tienen las soluciones &lt;0,0,2,1&gt; y &lt;0,0,2,2&gt;, que trivialmente se sabe que son mejores que las de niveles inferiores. Aquí, la función objetivo va a devolver de manera arbitraria entre éstas <text:soft-page-break/>dos, ya que ambas soluciones garantizan una máxima asistencia.</text:p>
      <text:p text:style-name="P17">Caso en donde hay una charla por sala (m=n, caso particular del anterior)</text:p>
      <text:p text:style-name="P5"/>
      <text:p text:style-name="P3"><text:tab/><text:tab/>Juego de datos</text:p>
      <text:p text:style-name="P3"><draw:frame draw:style-name="fr1" draw:name="Marco14" text:anchor-type="paragraph" svg:x="0.037cm" svg:y="0.344cm" svg:width="3.454cm" draw:z-index="82"><draw:text-box fo:min-height="3.156cm"><text:p text:style-name="P3">Sala 0</text:p><text:p text:style-name="P3"/><text:p text:style-name="P3"><text:tab/>inicio: 10</text:p><text:p text:style-name="P3"><text:tab/>fin: 11</text:p></draw:text-box></draw:frame><draw:frame draw:style-name="fr1" draw:name="Marco18" text:anchor-type="paragraph" svg:x="4.27cm" svg:y="0.376cm" svg:width="3.454cm" draw:z-index="86"><draw:text-box fo:min-height="3.156cm"><text:p text:style-name="P3">Sala 1</text:p><text:p text:style-name="P3"/><text:p text:style-name="P3"><text:tab/>inicio: 13</text:p><text:p text:style-name="P3"><text:tab/>fin: 14</text:p></draw:text-box></draw:frame><draw:frame draw:style-name="fr1" draw:name="Marco19" text:anchor-type="paragraph" svg:x="8.618cm" svg:y="0.347cm" svg:width="3.454cm" draw:z-index="87"><draw:text-box fo:min-height="3.156cm"><text:p text:style-name="P3">Sala 2</text:p><text:p text:style-name="P3"/><text:p text:style-name="P3"><text:tab/>inicio: 15</text:p><text:p text:style-name="P3"><text:tab/>fin: 17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Marco15" text:anchor-type="paragraph" svg:x="-0.042cm" svg:y="0.34cm" svg:width="4.143cm" draw:z-index="83"><draw:text-box fo:min-height="2.97cm"><text:p text:style-name="P3">Charla 0</text:p><text:p text:style-name="P3"><text:tab/>asistentes: 15</text:p><text:p text:style-name="P3"><text:tab/>inicio: 10</text:p><text:p text:style-name="P3"><text:tab/>fin: 11</text:p></draw:text-box></draw:frame><draw:frame draw:style-name="fr1" draw:name="Marco16" text:anchor-type="paragraph" svg:x="4.842cm" svg:y="0.339cm" svg:width="4.143cm" draw:z-index="84"><draw:text-box fo:min-height="3.032cm"><text:p text:style-name="P3">Charla 1</text:p><text:p text:style-name="P3"><text:tab/>asistentes: 30</text:p><text:p text:style-name="P3"><text:tab/>inicio: 13</text:p><text:p text:style-name="P3"><text:tab/>fin: 14</text:p></draw:text-box></draw:frame><draw:frame draw:style-name="fr1" draw:name="Marco17" text:anchor-type="paragraph" svg:x="9.807cm" svg:y="0.319cm" svg:width="4.143cm" draw:z-index="85"><draw:text-box fo:min-height="3.094cm"><text:p text:style-name="P3">Charla 2</text:p><text:p text:style-name="P3"><text:tab/>asistentes: 30</text:p><text:p text:style-name="P3"><text:tab/>inicio: 15</text:p><text:p text:style-name="P3"><text:tab/>fin: 16</text:p></draw:text-box></draw:frame></text:p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>Árbol de soluciones</text:p>
      <text:p text:style-name="P5"/>
      <text:p text:style-name="P5"><draw:line text:anchor-type="paragraph" draw:z-index="90" draw:style-name="gr1" draw:text-style-name="P18" svg:x1="1.827cm" svg:y1="0.383cm" svg:x2="4.171cm" svg:y2="0.951cm"><text:p/></draw:line>&lt;-1,-1,-1&gt;</text:p>
      <text:p text:style-name="P5"><draw:line text:anchor-type="paragraph" draw:z-index="88" draw:style-name="gr1" draw:text-style-name="P18" svg:x1="0.769cm" svg:y1="0.009cm" svg:x2="0.769cm" svg:y2="0.445cm"><text:p/></draw:line><draw:line text:anchor-type="paragraph" draw:z-index="89" draw:style-name="gr1" draw:text-style-name="P18" svg:x1="1.09cm" svg:y1="0.009cm" svg:x2="2.489cm" svg:y2="0.464cm"><text:p/></draw:line></text:p>
      <text:p text:style-name="P5">&lt;0,-1,-1&gt; <text:span text:style-name="T2">&lt;1,-1,-1&gt;</text:span> <text:span text:style-name="T2">&lt;2,-1,-1&gt;</text:span></text:p>
      <text:p text:style-name="P5"><draw:line text:anchor-type="paragraph" draw:z-index="91" draw:style-name="gr1" draw:text-style-name="P18" svg:x1="0.769cm" svg:y1="0.056cm" svg:x2="0.769cm" svg:y2="0.34cm"><text:p/></draw:line><draw:line text:anchor-type="paragraph" draw:z-index="92" draw:style-name="gr1" draw:text-style-name="P18" svg:x1="2.581cm" svg:y1="0.067cm" svg:x2="2.726cm" svg:y2="0.314cm"><text:p/></draw:line><draw:line text:anchor-type="paragraph" draw:z-index="93" draw:style-name="gr1" draw:text-style-name="P18" svg:x1="4.304cm" svg:y1="0.085cm" svg:x2="4.56cm" svg:y2="0.323cm"><text:p/></draw:line><draw:line text:anchor-type="paragraph" draw:z-index="94" draw:style-name="gr1" draw:text-style-name="P18" svg:x1="0.771cm" svg:y1="0.416cm" svg:x2="0.771cm" svg:y2="0.476cm"><text:p/></draw:line><draw:line text:anchor-type="paragraph" draw:z-index="97" draw:style-name="gr1" draw:text-style-name="P18" svg:x1="2.768cm" svg:y1="0.383cm" svg:x2="2.802cm" svg:y2="0.425cm"><text:p/></draw:line><draw:line text:anchor-type="paragraph" draw:z-index="98" draw:style-name="gr1" draw:text-style-name="P18" svg:x1="2.87cm" svg:y1="0.527cm" svg:x2="2.828cm" svg:y2="0.476cm"><text:p/></draw:line><draw:line text:anchor-type="paragraph" draw:z-index="100" draw:style-name="gr1" draw:text-style-name="P18" svg:x1="4.653cm" svg:y1="0.409cm" svg:x2="4.611cm" svg:y2="0.374cm"><text:p/></draw:line><draw:line text:anchor-type="paragraph" draw:z-index="101" draw:style-name="gr1" draw:text-style-name="P18" svg:x1="4.748cm" svg:y1="0.494cm" svg:x2="4.697cm" svg:y2="0.452cm"><text:p/></draw:line></text:p>
      <text:p text:style-name="P5"><draw:line text:anchor-type="paragraph" draw:z-index="95" draw:style-name="gr1" draw:text-style-name="P18" svg:x1="0.762cm" svg:y1="0.127cm" svg:x2="0.762cm" svg:y2="0.058cm"><text:p/></draw:line><draw:line text:anchor-type="paragraph" draw:z-index="96" draw:style-name="gr1" draw:text-style-name="P18" svg:x1="0.762cm" svg:y1="0.229cm" svg:x2="0.762cm" svg:y2="0.178cm"><text:p/></draw:line><draw:line text:anchor-type="paragraph" draw:z-index="99" draw:style-name="gr1" draw:text-style-name="P18" svg:x1="2.947cm" svg:y1="0.127cm" svg:x2="2.912cm" svg:y2="0.092cm"><text:p/></draw:line><draw:line text:anchor-type="paragraph" draw:z-index="102" draw:style-name="gr1" draw:text-style-name="P18" svg:x1="4.858cm" svg:y1="0.109cm" svg:x2="4.807cm" svg:y2="0.058cm"><text:p/></draw:line></text:p>
      <text:p text:style-name="P5">En la raíz se da una restricción implícita, ya que la charla 0 no es contenida ni por la sala 1 ni por la sala 2.</text:p>
      <text:p text:style-name="P5"/>
      <text:p text:style-name="P5">Se procede a observar el siguiente árbol</text:p>
      <text:p text:style-name="P5"/>
      <text:p text:style-name="P5">&lt;-1,-1,-1&gt;</text:p>
      <text:p text:style-name="P5"><draw:line text:anchor-type="paragraph" draw:z-index="103" draw:style-name="gr1" draw:text-style-name="P18" svg:x1="0.815cm" svg:y1="0.069cm" svg:x2="0.815cm" svg:y2="0.446cm"><text:p/></draw:line></text:p>
      <text:p text:style-name="P5"><draw:line text:anchor-type="paragraph" draw:z-index="106" draw:style-name="gr1" draw:text-style-name="P18" svg:x1="1.609cm" svg:y1="0.452cm" svg:x2="3.877cm" svg:y2="0.918cm"><text:p/></draw:line>&lt;0,-1,-1&gt;</text:p>
      <text:p text:style-name="P5"><draw:line text:anchor-type="paragraph" draw:z-index="104" draw:style-name="gr1" draw:text-style-name="P18" svg:x1="0.803cm" svg:y1="0.078cm" svg:x2="0.803cm" svg:y2="0.507cm"><text:p/></draw:line><draw:line text:anchor-type="paragraph" draw:z-index="105" draw:style-name="gr1" draw:text-style-name="P18" svg:x1="1.004cm" svg:y1="0.115cm" svg:x2="2.214cm" svg:y2="0.468cm"><text:p/></draw:line></text:p>
      <text:p text:style-name="P5"><draw:line text:anchor-type="paragraph" draw:z-index="107" draw:style-name="gr1" draw:text-style-name="P18" svg:x1="0.778cm" svg:y1="0.624cm" svg:x2="0.778cm" svg:y2="0.934cm"><text:p/></draw:line><draw:line text:anchor-type="paragraph" draw:z-index="108" draw:style-name="gr1" draw:text-style-name="P18" svg:x1="0.778cm" svg:y1="1.143cm" svg:x2="0.778cm" svg:y2="1.058cm"><text:p/></draw:line><draw:line text:anchor-type="paragraph" draw:z-index="109" draw:style-name="gr1" draw:text-style-name="P18" svg:x1="0.778cm" svg:y1="1.295cm" svg:x2="0.778cm" svg:y2="1.21cm"><text:p/></draw:line><draw:line text:anchor-type="paragraph" draw:z-index="110" draw:style-name="gr1" draw:text-style-name="P18" svg:x1="0.778cm" svg:y1="1.427cm" svg:x2="0.778cm" svg:y2="1.351cm"><text:p/></draw:line><draw:line text:anchor-type="paragraph" draw:z-index="111" draw:style-name="gr1" draw:text-style-name="P18" svg:x1="2.45cm" svg:y1="0.549cm" svg:x2="2.591cm" svg:y2="0.785cm"><text:p/></draw:line><draw:line text:anchor-type="paragraph" draw:z-index="112" draw:style-name="gr1" draw:text-style-name="P18" svg:x1="2.667cm" svg:y1="0.935cm" svg:x2="2.621cm" svg:y2="0.861cm"><text:p/></draw:line><draw:line text:anchor-type="paragraph" draw:z-index="113" draw:style-name="gr1" draw:text-style-name="P18" svg:x1="2.734cm" svg:y1="1.05cm" svg:x2="2.695cm" svg:y2="1.002cm"><text:p/></draw:line><draw:line text:anchor-type="paragraph" draw:z-index="114" draw:style-name="gr1" draw:text-style-name="P18" svg:x1="2.819cm" svg:y1="1.162cm" svg:x2="2.782cm" svg:y2="1.095cm"><text:p/></draw:line><draw:line text:anchor-type="paragraph" draw:z-index="115" draw:style-name="gr1" draw:text-style-name="P18" svg:x1="3.962cm" svg:y1="0.538cm" svg:x2="4.19cm" svg:y2="0.757cm"><text:p/></draw:line><draw:line text:anchor-type="paragraph" draw:z-index="116" draw:style-name="gr1" draw:text-style-name="P18" svg:x1="4.274cm" svg:y1="0.842cm" svg:x2="4.226cm" svg:y2="0.803cm"><text:p/></draw:line><draw:line text:anchor-type="paragraph" draw:z-index="117" draw:style-name="gr1" draw:text-style-name="P18" svg:x1="4.386cm" svg:y1="0.935cm" svg:x2="4.33cm" svg:y2="0.889cm"><text:p/></draw:line><draw:line text:anchor-type="paragraph" draw:z-index="118" draw:style-name="gr1" draw:text-style-name="P18" svg:x1="4.491cm" svg:y1="1.03cm" svg:x2="4.426cm" svg:y2="0.982cm"><text:p/></draw:line><text:span text:style-name="T2">&lt;0,0,-1&gt;</text:span> &lt;0,1,-1&gt; <text:span text:style-name="T2">&lt;0,2,-1&gt;</text:span></text:p>
      <text:p text:style-name="P5"/>
      <text:p text:style-name="P5"/>
      <text:p text:style-name="P5"/>
      <text:p text:style-name="P5">Se da una restricción implícita en &lt;0,-1,-1&gt;, ya que la charla 1 no es contenida ni por la sala 0 ni por la sala 2.</text:p>
      <text:p text:style-name="P5"/>
      <text:p text:style-name="P5">Se procede a observar el siguiente árbol</text:p>
      <text:p text:style-name="P5"><text:soft-page-break/></text:p>
      <text:p text:style-name="P5">&lt;-1,-1,-1&gt;</text:p>
      <text:p text:style-name="P5"><draw:line text:anchor-type="paragraph" draw:z-index="119" draw:style-name="gr1" draw:text-style-name="P18" svg:x1="0.815cm" svg:y1="0.069cm" svg:x2="0.815cm" svg:y2="0.446cm"><text:p/></draw:line></text:p>
      <text:p text:style-name="P5">&lt;0,-1,-1&gt;</text:p>
      <text:p text:style-name="P5"><draw:line text:anchor-type="paragraph" draw:z-index="120" draw:style-name="gr1" draw:text-style-name="P18" svg:x1="0.803cm" svg:y1="0.078cm" svg:x2="0.803cm" svg:y2="0.507cm"><text:p/></draw:line></text:p>
      <text:p text:style-name="P5"><draw:line text:anchor-type="paragraph" draw:z-index="123" draw:style-name="gr1" draw:text-style-name="P18" svg:x1="1.337cm" svg:y1="0.476cm" svg:x2="3.489cm" svg:y2="0.908cm"><text:p/></draw:line>&lt;0,1,-1&gt;</text:p>
      <text:p text:style-name="P5"><draw:line text:anchor-type="paragraph" draw:z-index="121" draw:style-name="gr1" draw:text-style-name="P18" svg:x1="0.781cm" svg:y1="0.069cm" svg:x2="0.781cm" svg:y2="0.466cm"><text:p/></draw:line><draw:line text:anchor-type="paragraph" draw:z-index="122" draw:style-name="gr1" draw:text-style-name="P18" svg:x1="0.984cm" svg:y1="0.034cm" svg:x2="1.963cm" svg:y2="0.51cm"><text:p/></draw:line></text:p>
      <text:p text:style-name="P5"><text:span text:style-name="T2">&lt;0,1,0&gt;</text:span> <text:span text:style-name="T2">&lt;0,1,1&gt;</text:span> &lt;0,1,2&gt;</text:p>
      <text:p text:style-name="P5">en el cual se produce una restricción implícita en &lt;0,1,-1&gt;, debido a que la charla 2 no es contenida ni por la sala 0 ni por la sala 2.</text:p>
      <text:p text:style-name="P5"/>
      <text:p text:style-name="P5">Se procede a observar el siguiente árbol</text:p>
      <text:p text:style-name="P5"/>
      <text:p text:style-name="P5">&lt;-1,-1,-1&gt;</text:p>
      <text:p text:style-name="P5"><draw:line text:anchor-type="paragraph" draw:z-index="124" draw:style-name="gr1" draw:text-style-name="P18" svg:x1="0.815cm" svg:y1="0.069cm" svg:x2="0.815cm" svg:y2="0.446cm"><text:p/></draw:line></text:p>
      <text:p text:style-name="P5">&lt;0,-1,-1&gt;</text:p>
      <text:p text:style-name="P5"><draw:line text:anchor-type="paragraph" draw:z-index="125" draw:style-name="gr1" draw:text-style-name="P18" svg:x1="0.803cm" svg:y1="0.078cm" svg:x2="0.803cm" svg:y2="0.507cm"><text:p/></draw:line></text:p>
      <text:p text:style-name="P5">&lt;0,1,-1&gt;</text:p>
      <text:p text:style-name="P5"><draw:line text:anchor-type="paragraph" draw:z-index="126" draw:style-name="gr1" draw:text-style-name="P18" svg:x1="0.781cm" svg:y1="0.069cm" svg:x2="0.781cm" svg:y2="0.466cm"><text:p/></draw:line></text:p>
      <text:p text:style-name="P7">&lt;0,1,2&gt;</text:p>
      <text:p text:style-name="P5"/>
      <text:p text:style-name="P5">&lt;0,1,2&gt; es la solución que garantiza mayor cantidad de asistentes (única en que se llenan todas las salas) y por lo tanto es devuelta por la función objetivo.</text:p>
      <text:p text:style-name="P12">Parte b)</text:p>
      <text:p text:style-name="Standard"/>
      <text:p text:style-name="P9">Casos en donde no todas las charlas pueden ser asignadas a alguna sala</text:p>
      <text:p text:style-name="Standard"/>
      <text:p text:style-name="P1">Caso en donde ninguna charla puede ser asignada a ninguna sala</text:p>
      <text:p text:style-name="Standard"/>
      <text:p text:style-name="Standard">Juego de datos</text:p>
      <text:p text:style-name="Standard"><draw:frame draw:style-name="fr1" draw:name="Frame1" text:anchor-type="paragraph" svg:x="9.483cm" svg:y="0.288cm" svg:width="3.759cm" draw:z-index="193"><draw:text-box fo:min-height="3.157cm"><text:p text:style-name="Frame_20_contents">Sala 3</text:p><text:p text:style-name="Frame_20_contents"/><text:p text:style-name="Frame_20_contents"><text:tab/>inicio: 9</text:p><text:p text:style-name="Frame_20_contents"><text:tab/>fin: 12</text:p></draw:text-box></draw:frame><draw:frame draw:style-name="fr1" draw:name="Frame2" text:anchor-type="paragraph" svg:x="4.815cm" svg:y="0.229cm" svg:width="3.759cm" draw:z-index="194"><draw:text-box fo:min-height="3.157cm"><text:p text:style-name="Frame_20_contents">Sala 2</text:p><text:p text:style-name="Frame_20_contents"/><text:p text:style-name="Frame_20_contents"><text:tab/>inicio 15</text:p><text:p text:style-name="Frame_20_contents"><text:tab/>fin: 19</text:p></draw:text-box></draw:frame><draw:frame draw:style-name="fr1" draw:name="Frame3" text:anchor-type="paragraph" svg:x="0.222cm" svg:y="0.173cm" svg:width="3.759cm" draw:z-index="195"><draw:text-box fo:min-height="3.157cm"><text:p text:style-name="Frame_20_contents">Sala 1</text:p><text:p text:style-name="Frame_20_contents"/><text:p text:style-name="Frame_20_contents"><text:tab/>inicio: 17</text:p><text:p text:style-name="Frame_20_contents"><text:tab/>fin: 18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4" text:anchor-type="paragraph" svg:x="0.222cm" svg:y="0.173cm" svg:width="4.103cm" draw:z-index="196"><draw:text-box fo:min-height="3.187cm"><text:p text:style-name="Frame_20_contents">Charla 1</text:p><text:p text:style-name="Frame_20_contents"><text:tab/>asistentes: 20</text:p><text:p text:style-name="Frame_20_contents"><text:tab/>inicio: 13</text:p><text:p text:style-name="Frame_20_contents"><text:tab/>fin: 14</text:p></draw:text-box></draw:frame><draw:frame draw:style-name="fr1" draw:name="Frame5" text:anchor-type="paragraph" svg:x="5.629cm" svg:y="0.175cm" svg:width="4.12cm" draw:z-index="197"><draw:text-box fo:min-height="3.187cm"><text:p text:style-name="Frame_20_contents">Charla 2</text:p><text:p text:style-name="Frame_20_contents"><text:tab/>asistentes: 12</text:p><text:p text:style-name="Frame_20_contents"><text:tab/>inicio: 13</text:p><text:p text:style-name="Frame_20_contents"><text:tab/>fin: 1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Árbol de soluciones</text:p>
      <text:p text:style-name="Standard"/>
      <text:p text:style-name="Standard"><draw:line text:anchor-type="paragraph" draw:z-index="198" draw:style-name="gr3" draw:text-style-name="P19" svg:x1="0.43cm" svg:y1="0.547cm" svg:x2="0.43cm" svg:y2="1.189cm"><text:p/></draw:line><draw:line text:anchor-type="paragraph" draw:z-index="200" draw:style-name="gr3" draw:text-style-name="P19" svg:x1="1.168cm" svg:y1="0.395cm" svg:x2="4.35cm" svg:y2="0.958cm"><text:p/></draw:line>&lt;-1,-1&gt;</text:p>
      <text:p text:style-name="Standard"><draw:line text:anchor-type="paragraph" draw:z-index="199" draw:style-name="gr3" draw:text-style-name="P19" svg:x1="0.903cm" svg:y1="0.041cm" svg:x2="2.365cm" svg:y2="0.471cm"><text:p/></draw:line></text:p>
      <text:p text:style-name="Standard"><draw:line text:anchor-type="paragraph" draw:z-index="203" draw:style-name="gr3" draw:text-style-name="P19" svg:x1="0.997cm" svg:y1="0.432cm" svg:x2="2.283cm" svg:y2="1.321cm"><text:p/></draw:line><draw:line text:anchor-type="paragraph" draw:z-index="204" draw:style-name="gr3" draw:text-style-name="P19" svg:x1="2.755cm" svg:y1="0.489cm" svg:x2="3.794cm" svg:y2="1.359cm"><text:p/></draw:line><draw:line text:anchor-type="paragraph" draw:z-index="205" draw:style-name="gr3" draw:text-style-name="P19" svg:x1="2.868cm" svg:y1="0.489cm" svg:x2="4.965cm" svg:y2="1.302cm"><text:p/></draw:line><draw:line text:anchor-type="paragraph" draw:z-index="206" draw:style-name="gr3" draw:text-style-name="P19" svg:x1="2.907cm" svg:y1="0.356cm" svg:x2="6.006cm" svg:y2="1.301cm"><text:p/></draw:line><draw:line text:anchor-type="paragraph" draw:z-index="207" draw:style-name="gr3" draw:text-style-name="P19" svg:x1="4.72cm" svg:y1="0.356cm" svg:x2="7.29cm" svg:y2="1.34cm"><text:p/></draw:line><draw:line text:anchor-type="paragraph" draw:z-index="208" draw:style-name="gr3" draw:text-style-name="P19" svg:x1="4.759cm" svg:y1="0.356cm" svg:x2="8.236cm" svg:y2="1.301cm"><text:p/></draw:line><draw:line text:anchor-type="paragraph" draw:z-index="209" draw:style-name="gr3" draw:text-style-name="P19" svg:x1="4.759cm" svg:y1="0.356cm" svg:x2="9.37cm" svg:y2="1.226cm"><text:p/></draw:line>&lt;0,-1&gt; <text:s text:c="6"/>&lt;1,-1&gt; <text:s text:c="7"/>&lt;2,-1&gt; </text:p>
      <text:p text:style-name="Standard"><draw:line text:anchor-type="paragraph" draw:z-index="201" draw:style-name="gr3" draw:text-style-name="P19" svg:x1="0.411cm" svg:y1="0.026cm" svg:x2="0.411cm" svg:y2="0.631cm"><text:p/></draw:line><draw:line text:anchor-type="paragraph" draw:z-index="202" draw:style-name="gr3" draw:text-style-name="P19" svg:x1="0.732cm" svg:y1="0.007cm" svg:x2="1.337cm" svg:y2="0.668cm"><text:p/></draw:line></text:p>
      <text:p text:style-name="Standard">&lt;0,0&gt; &lt;0,1&gt; &lt;0,2&gt; <text:s text:c="3"/>&lt;1,0&gt; &lt;1,1&gt;&lt;1,2&gt; <text:s/>&lt;2,0&gt; &lt;2,1&gt;&lt;2,2&gt;</text:p>
      <text:p text:style-name="Standard"/>
      <text:p text:style-name="Standard">En la raíz &lt;-1,-1&gt; se aplica el predicado de poda de que una charla no es compatible con la disponibilidad de ninguna sala, como ocurre para la charla 1. <text:span text:style-name="T5">(EN REALIDAD SERÍA RESTRICCION IMPLICITA DE NO CONTENCION SALA-CHARLA PARA CADA UNA DE LAS CHARLAS?)</text:span></text:p>
      <text:p text:style-name="P11"/>
      <text:p text:style-name="Standard"><draw:line text:anchor-type="paragraph" draw:z-index="210" draw:style-name="gr3" draw:text-style-name="P19" svg:x1="0.43cm" svg:y1="0.547cm" svg:x2="0.43cm" svg:y2="1.189cm"><text:p/></draw:line><draw:line text:anchor-type="paragraph" draw:z-index="212" draw:style-name="gr3" draw:text-style-name="P19" svg:x1="1.168cm" svg:y1="0.395cm" svg:x2="4.35cm" svg:y2="0.958cm"><text:p/></draw:line>&lt;-1,-1&gt;</text:p>
      <text:p text:style-name="Standard"><draw:line text:anchor-type="paragraph" draw:z-index="211" draw:style-name="gr3" draw:text-style-name="P19" svg:x1="0.903cm" svg:y1="0.041cm" svg:x2="2.365cm" svg:y2="0.471cm"><text:p/></draw:line></text:p>
      <text:p text:style-name="Standard"><draw:line text:anchor-type="paragraph" draw:z-index="215" draw:style-name="gr3" draw:text-style-name="P19" svg:x1="0.997cm" svg:y1="0.432cm" svg:x2="2.283cm" svg:y2="1.321cm"><text:p/></draw:line><draw:line text:anchor-type="paragraph" draw:z-index="216" draw:style-name="gr3" draw:text-style-name="P19" svg:x1="2.755cm" svg:y1="0.489cm" svg:x2="3.794cm" svg:y2="1.359cm"><text:p/></draw:line><draw:line text:anchor-type="paragraph" draw:z-index="217" draw:style-name="gr3" draw:text-style-name="P19" svg:x1="2.868cm" svg:y1="0.489cm" svg:x2="4.965cm" svg:y2="1.302cm"><text:p/></draw:line><draw:line text:anchor-type="paragraph" draw:z-index="218" draw:style-name="gr3" draw:text-style-name="P19" svg:x1="2.907cm" svg:y1="0.356cm" svg:x2="6.006cm" svg:y2="1.301cm"><text:p/></draw:line><draw:line text:anchor-type="paragraph" draw:z-index="219" draw:style-name="gr3" draw:text-style-name="P19" svg:x1="4.72cm" svg:y1="0.356cm" svg:x2="7.29cm" svg:y2="1.34cm"><text:p/></draw:line><draw:line text:anchor-type="paragraph" draw:z-index="220" draw:style-name="gr3" draw:text-style-name="P19" svg:x1="4.759cm" svg:y1="0.356cm" svg:x2="8.236cm" svg:y2="1.301cm"><text:p/></draw:line><draw:line text:anchor-type="paragraph" draw:z-index="221" draw:style-name="gr3" draw:text-style-name="P19" svg:x1="4.759cm" svg:y1="0.356cm" svg:x2="9.37cm" svg:y2="1.226cm"><text:p/></draw:line><text:span text:style-name="T2">&lt;0,-1&gt;</text:span> <text:s text:c="6"/><text:span text:style-name="T2">&lt;1,-1&gt;</text:span> <text:s text:c="7"/><text:span text:style-name="T2">&lt;2,-1&gt;</text:span></text:p>
      <text:p text:style-name="Standard"><draw:line text:anchor-type="paragraph" draw:z-index="213" draw:style-name="gr3" draw:text-style-name="P19" svg:x1="0.411cm" svg:y1="0.026cm" svg:x2="0.411cm" svg:y2="0.631cm"><text:p/></draw:line><draw:line text:anchor-type="paragraph" draw:z-index="214" draw:style-name="gr3" draw:text-style-name="P19" svg:x1="0.732cm" svg:y1="0.007cm" svg:x2="1.337cm" svg:y2="0.668cm"><text:p/></draw:line></text:p>
      <text:p text:style-name="P10">&lt;0,0&gt; &lt;0,1&gt; &lt;0,2&gt; <text:s text:c="3"/>&lt;1,0&gt; &lt;1,1&gt;&lt;1,2&gt; <text:s/>&lt;2,0&gt; &lt;2,1&gt;&lt;2,2&gt;</text:p>
      <text:p text:style-name="P11"/>
      <text:p text:style-name="Standard">Luego no se sigue recorriendo el árbol de soluciones por los estados de los árboles generados por &lt;0,-1&gt; <text:s text:c="7"/>&lt;1,-1&gt; <text:s text:c="7"/>&lt;2,-1&gt;.</text:p>
      <text:p text:style-name="Standard"/>
      <text:p text:style-name="Standard"><text:soft-page-break/>y por lo tanto el valor de la función objetivo es &lt;-1,-1&gt; (no se puede asignar ninguna charla) pues es el único nodo resta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 clara</meta:initial-creator>
    <meta:creation-date>2015-10-21T11:56:36.01</meta:creation-date>
    <dc:date>2015-10-22T23:54:50.345137324</dc:date>
    <meta:editing-duration>PT1H50M31S</meta:editing-duration>
    <meta:editing-cycles>7</meta:editing-cycles>
    <meta:generator>LibreOffice/5.0.1.2.0$Linux_X86_64 LibreOffice_project/00m0$Build-2</meta:generator>
    <meta:document-statistic meta:table-count="0" meta:image-count="0" meta:object-count="0" meta:page-count="15" meta:paragraph-count="240" meta:word-count="1270" meta:character-count="7366" meta:non-whitespace-character-count="6144"/>
  </office:meta>
</office:document-meta>
</file>